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1.24cm" fo:min-width="4.038cm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106cm" svg:stroke-color="#ff0000" draw:marker-start-width="0.358cm" draw:marker-end-width="0.358cm" draw:fill="solid" draw:fill-color="#ffffff" draw:textarea-horizontal-align="justify" draw:textarea-vertical-align="middle" draw:auto-grow-height="false" fo:min-height="3.653cm" fo:min-width="3.276cm" fo:padding-top="0.177cm" fo:padding-bottom="0.177cm" fo:padding-left="0.302cm" fo:padding-right="0.302cm"/>
    </style:style>
    <style:style style:name="gr11" style:family="graphic" style:parent-style-name="standard">
      <style:graphic-properties draw:stroke="solid" svg:stroke-width="0.106cm" svg:stroke-color="#ff0000" draw:marker-start-width="0.358cm" draw:marker-end-width="0.358cm" draw:fill="solid" draw:fill-color="#ffffff" draw:textarea-horizontal-align="justify" draw:textarea-vertical-align="middle" draw:auto-grow-height="false" fo:min-height="3.653cm" fo:min-width="2.768cm" fo:padding-top="0.177cm" fo:padding-bottom="0.177cm" fo:padding-left="0.302cm" fo:padding-right="0.302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color="#ff0000"/>
    </style:style>
    <style:style style:name="P8" style:family="paragraph">
      <style:text-properties fo:color="#ff3333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572cm" svg:height="1.524cm" svg:x="15.478cm" svg:y="5.826cm">
          <text:p text:style-name="P1"><text:span text:style-name="T2">Rendering</text:span></text:p>
          <text:p text:style-name="P1"><text:span text:style-name="T3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4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2" draw:text-style-name="P3" xml:id="id5" draw:id="id5" draw:layer="layout" svg:width="4.572cm" svg:height="1.524cm" svg:x="15.478cm" svg:y="7.858cm">
          <text:p text:style-name="P1"><text:span text:style-name="T2">Compression</text:span></text:p>
          <text:p text:style-name="P1"><text:span text:style-name="T3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8" draw:text-style-name="P5" draw:layer="layout" svg:width="6.35cm" svg:height="2.571cm" svg:x="20.177cm" svg:y="16.875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  <text:p><text:span text:style-name="T1">(4) SystemVerilog</text:span></text:p>
          </draw:text-box>
        </draw:frame>
        <draw:custom-shape draw:style-name="gr9" draw:text-style-name="P6" draw:layer="layout" svg:width="11.43cm" svg:height="5.08cm" svg:x="8.621cm" svg:y="12.431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8" draw:id="id8" draw:layer="layout" svg:width="3.81cm" svg:height="3.937cm" svg:x="15.86cm" svg:y="12.812cm">
          <text:p text:style-name="P1"><text:span text:style-name="T2">Display</text:span></text:p>
          <text:p text:style-name="P1"><text:span text:style-name="T2">Manager</text:span></text:p>
          <text:p text:style-name="P1"><text:span text:style-name="T3">(4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7" draw:id="id7" draw:layer="layout" svg:width="3.302cm" svg:height="3.937cm" svg:x="9.256cm" svg:y="12.812cm">
          <text:p text:style-name="P1"><text:span text:style-name="T2">Nios</text:span></text:p>
          <text:p text:style-name="P1"><text:span text:style-name="T2">µC/OSII</text:span></text:p>
          <text:p text:style-name="P1"><text:span text:style-name="T3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6" draw:id="id6" draw:layer="layout" svg:width="11.557cm" svg:height="1.22cm" svg:x="8.494cm" svg:y="18.196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898cm" svg:y1="18.196cm" svg:x2="10.907cm" svg:y2="16.749cm" draw:start-shape="id6" draw:start-glue-point="4" draw:end-shape="id7" draw:end-glue-point="2" svg:d="M10898 18196v-706h9v-741" svg:viewBox="0 0 10 1448">
          <text:p/>
        </draw:connector>
        <draw:connector draw:style-name="gr7" draw:text-style-name="P4" draw:layer="layout" svg:x1="17.765cm" svg:y1="16.749cm" svg:x2="17.762cm" svg:y2="18.196cm" draw:start-shape="id8" draw:start-glue-point="2" draw:end-shape="id6" draw:end-glue-point="5" svg:d="M17765 16749v741h-3v706" svg:viewBox="0 0 4 1448">
          <text:p/>
        </draw:connector>
        <draw:custom-shape draw:style-name="gr13" draw:text-style-name="P4" xml:id="id9" draw:id="id9" draw:layer="layout" svg:width="3.048cm" svg:height="1.397cm" svg:x="5.192cm" svg:y="14.082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svg:x1="8.24cm" svg:y1="14.78cm" svg:x2="9.256cm" svg:y2="14.78cm" draw:start-shape="id9" draw:start-glue-point="1" draw:end-shape="id7" svg:d="M8240 14780h1016" svg:viewBox="0 0 1017 1">
          <text:p/>
        </draw:connector>
        <draw:frame draw:style-name="gr15" draw:text-style-name="P9" draw:layer="layout" svg:width="1.662cm" svg:height="0.988cm" svg:x="13.499cm" svg:y="11.287cm">
          <draw:text-box>
            <text:p text:style-name="P8"><text:span text:style-name="T4">SPI</text:span></text:p>
          </draw:text-box>
        </draw:frame>
        <draw:connector draw:style-name="gr14" draw:text-style-name="P4" draw:layer="layout" svg:x1="10.907cm" svg:y1="12.812cm" svg:x2="10.906cm" svg:y2="11.16cm" draw:start-shape="id7" draw:start-glue-point="0" draw:end-shape="id3" draw:end-glue-point="6" svg:d="M10907 12812v-844h-1v-808" svg:viewBox="0 0 2 1653">
          <text:p/>
        </draw:connector>
        <draw:connector draw:style-name="gr14" draw:text-style-name="P4" draw:layer="layout" svg:x1="17.764cm" svg:y1="11.16cm" svg:x2="17.765cm" svg:y2="12.812cm" draw:start-shape="id3" draw:start-glue-point="7" draw:end-shape="id8" draw:end-glue-point="0" svg:d="M17764 11160v808h1v844" svg:viewBox="0 0 2 1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4T10:53:32.910988119</dc:date>
    <meta:editing-duration>PT22M29S</meta:editing-duration>
    <meta:editing-cycles>13</meta:editing-cycles>
    <meta:generator>LibreOffice/5.1.6.2$Linux_X86_64 LibreOffice_project/10m0$Build-2</meta:generator>
    <meta:document-statistic meta:object-count="22"/>
  </office:meta>
</office:document-meta>
</file>